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 svg:font-family="monospace"/>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fo:font-size="12pt" style:font-size-asian="12pt" style:font-size-complex="12pt"/>
    </style:style>
    <style:style style:name="P2" style:family="paragraph" style:parent-style-name="Standard">
      <style:paragraph-properties style:writing-mode="lr-tb"/>
      <style:text-properties style:font-name="Bahnschrift Light" fo:font-size="12pt" style:font-size-asian="12pt" style:font-size-complex="12pt"/>
    </style:style>
    <style:style style:name="P3" style:family="paragraph" style:parent-style-name="Standard">
      <style:paragraph-properties fo:text-align="center" style:justify-single-word="false" style:writing-mode="lr-tb"/>
      <style:text-properties style:font-name="Bahnschrift Light" fo:font-size="12pt" style:font-size-asian="12pt" style:font-size-complex="12pt"/>
    </style:style>
    <style:style style:name="P4" style:family="paragraph" style:parent-style-name="Standard">
      <style:paragraph-properties fo:text-align="start" style:justify-single-word="false" style:writing-mode="lr-tb"/>
      <style:text-properties style:font-name="Bahnschrift Light" fo:font-size="12pt" style:font-size-asian="12pt" style:font-size-complex="12pt"/>
    </style:style>
    <style:style style:name="P5" style:family="paragraph" style:parent-style-name="Standard">
      <style:paragraph-properties fo:text-align="start" style:justify-single-word="false" style:writing-mode="lr-tb"/>
      <style:text-properties style:font-name="Bahnschrift Light"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writing-mode="lr-tb"/>
      <style:text-properties style:font-name="Bahnschrift Light" fo:font-size="12pt" fo:font-style="italic" style:font-size-asian="12pt" style:font-style-asian="italic" style:font-size-complex="12pt" style:font-style-complex="italic"/>
    </style:style>
    <style:style style:name="P7" style:family="paragraph" style:parent-style-name="Standard">
      <style:paragraph-properties fo:text-align="start" style:justify-single-word="false" style:writing-mode="lr-tb"/>
      <style:text-properties style:font-name="Bahnschrift Light"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fo:break-before="page" style:writing-mode="lr-tb"/>
      <style:text-properties style:font-name="Bahnschrift Light"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lag project 1 Make AI Work – Anton Diepenhorst</text:p>
      <text:p text:style-name="P1"/>
      <text:p text:style-name="P1"/>
      <text:p text:style-name="P1"/>
      <text:p text:style-name="P3"><text:span text:style-name="T1">Testrapport</text:span><text:line-break/><text:span text:style-name="T1">Welke scanningsmethode is het meest geschikt en waarom?</text:span></text:p>
      <text:p text:style-name="P2"/>
      <text:p text:style-name="P2">Tussen de SONAR en LIDAR zijn bepaalde verschillen van belang om te bepalen welke het meest geschikt is. </text:p>
      <text:p text:style-name="P2"/>
      <text:p text:style-name="P2">Zo heeft de SONAR meer begeleiding nodig, in de vorm van meer, korter op elkaar geplaatste pylonnen vergeleken met de LIDAR.</text:p>
      <text:p text:style-name="P2"/>
      <text:p text:style-name="P2">Maar maakt de SONAR mitst deze aanwezig zijn geen fouten. De LIDAR maakt in de ronde van de Hardcoded client steeds dezelfde fout(en). </text:p>
      <text:p text:style-name="P2"/>
      <text:p text:style-name="P2">Kwa snelheid zijn beide nagenoeg gelijk. De snelheid neemt iets af als er wordt gestuurd. Hierdoor verwacht ik dat de SONAR iets beter is (deze stuurt iets minder vaak en abrupter). </text:p>
      <text:p text:style-name="P2"/>
      <text:p text:style-name="P2">Dit is echter een aanname die ik niet heb getoetst. Maar leid ik af uit het feit dat de SONAR ofwel links of rechts stuurt (22 of -22 graden) ofwel rechtdoor gaat. En in mijn ronde ging het overwegend om rechtdoor gaan (904 vs 209 en 76 instanties). </text:p>
      <text:p text:style-name="P2"/>
      <text:p text:style-name="P2">Voor LIDAR heb ik dat niet beschikbaar, maar de nauwkeurigere besturing (een grotere range tussen 22 en -22) lijkt mij er toe te leiden dat er vaker wordt gestuurd en dus iets vaker wordt afgeremd.</text:p>
      <text:p text:style-name="P2"/>
      <text:p text:style-name="P2">De SONAR lijkt mij dus het meest geschikt. Deze is minder ingewikkeld (3 sensoren) en levert een prima resultaat. Wel moet hiervoor een nauwkeurigere baan worden aangelegd.</text:p>
      <text:p text:style-name="P2"/>
      <text:p text:style-name="P2">Uiteraard zijn er bij een real-world vertaling nog vele aspecten van belang (kosten, locatie, mensen in de buurt van de auto?, snelheid, impact van fouten etc.) echter dat valt buiten de <text:span text:style-name="T1">scope</text:span> van dit verslag.</text:p>
      <text:p text:style-name="P2"/>
      <text:p text:style-name="P2"><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1">Welke aansturingsmethode werkt het beste en waarom?</text:span></text:p>
      <text:p text:style-name="P4"><text:span text:style-name="T1"/></text:p>
      <text:p text:style-name="P4"><text:span text:style-name="T2">Tussen het expliciete algoritme en het neurale netwerk lijkt mij de keuze vrij eenvoudig.</text:span></text:p>
      <text:p text:style-name="P4"><text:span text:style-name="T2"/></text:p>
      <text:p text:style-name="P4"><text:span text:style-name="T2">Ten eerste voor de SONAR:</text:span></text:p>
      <text:p text:style-name="P4"><text:span text:style-name="T2"/></text:p>
      <text:p text:style-name="P4"><text:span text:style-name="T2">Het neurale netwerk kan met de methodes die wij gebruiken niet beter worden dan de hardcoded client. Hij kan enkel de hardcoded evenaren. </text:span></text:p>
      <text:p text:style-name="P4"><text:span text:style-name="T2"/></text:p>
      <text:p text:style-name="P4"><text:span text:style-name="T2">De hardcoded maakt namelijk geen fouten, en is dus eigenlijk al moeilijk te verbeteren zonder heel specifiek te worden over hoe het beter zou kunnen. Ik denk hierbij aan bijvoorbeeld de ronde sneller afmaken door strakker langs de binnen rand te rijden, zodat de afgelegde afstand per ronde iets korter wordt en men benzine en banden zou kunnen sparen. </text:span></text:p>
      <text:p text:style-name="P4"><text:span text:style-name="T2"/></text:p>
      <text:p text:style-name="P4"><text:span text:style-name="T2">Hardcoded dus.</text:span></text:p>
      <text:p text:style-name="P4"><text:span text:style-name="T2"/></text:p>
      <text:p text:style-name="P4"><text:span text:style-name="T2">Ten tweede voor de LIDAR:</text:span></text:p>
      <text:p text:style-name="P4"><text:span text:style-name="T2"/></text:p>
      <text:p text:style-name="P4"><text:span text:style-name="T2">Deze maakt elke ronde dezelfde fout, dit is dus niet perfect. Mogelijk zou hier op verbeterd kunnen worden. Echter ik ben niet ver genoeg gekomen om dit te kunnen testen. Ik neem aan dat hiervoor reïnforced learning (leren van de fouten) nodig is, en dat dit buiten de scope valt van het eerste project.</text:span></text:p>
      <text:p text:style-name="P4"><text:span text:style-name="T2"/></text:p>
      <text:p text:style-name="P4"><text:span text:style-name="T2">Met de kennis die ik nu heb ook hier heel waarschijnlijk hardcoded dus, mogelijk met een lichte vertraging in de snelheid om de fout er uit te halen (of een kleine aanpassing op de baan).</text:span></text:p>
      <text:p text:style-name="P4"><text:span text:style-name="T2"/></text:p>
      <text:p text:style-name="P8"><text:span text:style-name="T1">Hoe is veiligheid gegarandeerd in alle gevallen?</text:span><text:line-break/></text:p>
      <text:p text:style-name="P4">Mogelijk een beetje flauw, maar doordat het een simulatie is. Die uitvoerig wordt getest voor eventueele real world implimentatie. Voor de real-world zou uiteraard uitvoerig in beheerste omgevingen worden getest, en langzaam worden gegaan naar een steeds 'riskantere' test. </text:p>
      <text:p text:style-name="P4"/>
      <text:p text:style-name="P4">In het kort: door uitvoerig testen en goed nadenken over mogelijke problemen.</text:p>
      <text:p text:style-name="P4"/>
      <text:p text:style-name="P5">Welke aansturingsmethode is het veiligst en waarom?<text:line-break/></text:p>
      <text:p text:style-name="P4">Sluit netjes aan op de vragen hierboven, de LIDAR maak een fout, en is hier dus onveiliger. Maar beide zouden voor behoorlijke problemen kunnen zorgen in hun huidige uitvoering.</text:p>
      <text:p text:style-name="P4"/>
      <text:p text:style-name="P5">Is de opzet van de codebase modulair? Hoe aan te tonen?<text:line-break/></text:p>
      <text:p text:style-name="P4">Zeker! Dat heb ik al gedaan, door mijn eigen aansturing in plaats van de hardcoded in te vullen. </text:p>
      <text:p text:style-name="P4"/>
      <text:p text:style-name="P4">Ik heb dus een module met een bepaalde functie verwijderd en een andere module met ongeveer dezelfde functie daarvoor in de plaats kunnen zetten.</text:p>
      <text:p text:style-name="P4"/>
      <text:p text:style-name="P4">Stukjes verwijderen en toevoegen is hoe dit het makkelijkst is aan te tonen.</text:p>
      <text:p text:style-name="P4"/>
      <text:p text:style-name="P4"/>
      <text:p text:style-name="P3"><text:span text:style-name="T1">Projectevaluatie</text:span></text:p>
      <text:p text:style-name="P4"><text:span text:style-name="T1"/></text:p>
      <text:p text:style-name="P6">Het doel van de projectevaluatie is tweeledig. Aan de ene kant<text:line-break/>wordt in dit document aandacht besteed aan de meta-functionele overwegingen<text:line-break/>die gemaakt worden tijdens het project, daarnaast wordt in dit document<text:line-break/>aandacht besteed aan de individuele ervaringen gedurende dit project. Meta<text:line-break/>functionele eisen: het gaat hier om bedrijfsmatige, ethisch-maatschappelijke,<text:line-break/>juridische, regulerings- en technische kaders die de directe functionele eisen<text:line-break/>overstijgen. </text:p>
      <text:p text:style-name="P4"/>
      <text:p text:style-name="P4"><text:span text:style-name="T1">Wat is het verschil tussen een neuraal netwerk en een expliciet<text:line-break/>algoritme? Dit betreft onder andere de mate waarin:</text:span><text:line-break/></text:p>
      <text:p text:style-name="P4"><text:span text:style-name="T1">Detailkennis over de technologie van het te besturen systeem nodig is om de<text:line-break/>besturing te maken</text:span><text:line-break/>Het leuke aan een neuraal netwerk is dat deze geen besef heeft van de wereld buiten de input en output. Of het nu gaat om huizen prijzen voorspellen of een auto laten rijden dat maakt voor het neurale netwerk niet uit. </text:p>
      <text:p text:style-name="P4"/>
      <text:p text:style-name="P4">Het expliciete algoritme heeft nadrukelijke kennis nodig over wat er gebeurd. </text:p>
      <text:p text:style-name="P4"/>
      <text:p text:style-name="P4">Ik schrijf dit heel stellig op, maar twijfel of ik dit nu goed heb begrepen.</text:p>
      <text:p text:style-name="P4"/>
      <text:p text:style-name="P4"><text:span text:style-name="T1"/></text:p>
      <text:p text:style-name="P4"><text:soft-page-break/><text:span text:style-name="T1">Het gedrag van de besturing in specifieke situaties te verklaren is</text:span><text:line-break/></text:p>
      <text:p text:style-name="P4">Het algoritme volgt de ingeprogrammeerde beslissings-regels. Het neurale netwerk handelt aan de hand van de door de training verkregen beslissingsregels.</text:p>
      <text:p text:style-name="P4"/>
      <text:p text:style-name="P4">Door terug te kijken naar de regels in het algoritme kan prima worden bekeken wat er is gebeurd, waarom bepaalde beslissingen zijn genomen.</text:p>
      <text:p text:style-name="P4"/>
      <text:p text:style-name="P4">Bij het neurale netwerk is door het gesloten (black-box) karakter van de beslissingsregels velen malen moeilijker om te achterhalen wat er nu precies is gebeurd. Mogelijk zijn hier methodes voor, echter die zijn mij nog niet bekend en vallen daardoor dus buiten de scope van dit verslag (en project 1).</text:p>
      <text:p text:style-name="P4"/>
      <text:p text:style-name="P4"><text:span text:style-name="T1">Het gedrag van de besturing in nieuwe situaties te voorspellen is</text:span><text:line-break/></text:p>
      <text:p text:style-name="P4">Eigenlijk hetzelfde als hierboven, het algoritme zal sterk voorspelbaar zijn, het neurale netwerk minder. </text:p>
      <text:p text:style-name="P4"/>
      <text:p text:style-name="P4"><text:span text:style-name="T1">Een mens ethisch gezien verantwoordelijk is, dan wel juridisch verantwoordelijk kan worden gesteld voor ongelukken</text:span><text:line-break/></text:p>
      <text:p text:style-name="P4">Er is iemand die er baat bij heeft dat de auto rijdt, deze persoon/instantie is in mijn ogen verantwoordelijk voor alles wat er gebeurd. Zij kunnen zelf er voor zorgen dat die verantwoording ook deels op de leveranciers/producten valt. </text:p>
      <text:p text:style-name="P4"/>
      <text:p text:style-name="P4">De vraag : wie heeft er geprofiteerd van het rijden van deze auto lijkt mij hier bepalend voor zowel het morele/etische argument als het juridische argument. Alhoewel de EU recent een voorstel heeft gedaan om de producten per regel aansprakelijk te maken. Deze moet nog worden aangenomen/verworpen voor zover ik weet. </text:p>
      <text:p text:style-name="P4"/>
      <text:p text:style-name="P6">De projectevalutatie is een groeidocument, met andere woorden, hij wordt<text:line-break/>gaandeweg het project verder uitgewerkt. Vanwege het informele karakter van dit<text:line-break/>document hoeft hierop geen versiebeheer te worden toegepast </text:p>
      <text:p text:style-name="P6"/>
      <text:p text:style-name="P7">Helaas is dit niet goed gegaan, door het uitvallen van 6 van de 10 project dagen wegens corolla heb ik te veel moeten haasten om nog iets over de streep heen te duwen. Voor het volgende project gaat het bijhouden uiteraard weer spelen. </text:p>
      <text:p text:style-name="P7"/>
      <text:p text:style-name="P7">Wel heb ik in de documentatie op github een ochtend (5 oktober) debugging gezet, mogelijk is dit interess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 svg:font-family="monospace"/>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DIepenhorst</meta:initial-creator>
    <meta:creation-date>2022-10-06T14:13:06.97</meta:creation-date>
    <meta:document-statistic meta:table-count="0" meta:image-count="0" meta:object-count="0" meta:page-count="4" meta:paragraph-count="47" meta:word-count="1108" meta:character-count="6799"/>
    <dc:date>2022-10-06T15:30:25.49</dc:date>
    <dc:creator>Anton DIepenhorst</dc:creator>
    <meta:editing-duration>PT10M34S</meta:editing-duration>
    <meta:editing-cycles>1</meta:editing-cycles>
    <meta:generator>OpenOffice/4.1.13$Win32 OpenOffice.org_project/4113m1$Build-9810</meta:generator>
  </office:meta>
</office:document-meta>
</file>